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text-properties fo:font-size="11pt" fo:language="nb" fo:country="NO" style:font-size-asian="11pt" style:font-size-complex="11pt"/>
    </style:style>
    <style:style style:name="P4" style:family="paragraph" style:parent-style-name="Standard">
      <style:text-properties fo:font-size="11pt" fo:language="nb" fo:country="NO" fo:font-style="italic" style:font-size-asian="11pt" style:font-style-asian="italic" style:font-size-complex="11pt"/>
    </style:style>
    <style:style style:name="P5" style:family="paragraph" style:parent-style-name="Standard">
      <style:text-properties fo:language="nb" fo:country="NO"/>
    </style:style>
    <style:style style:name="P6" style:family="paragraph" style:parent-style-name="Standard">
      <style:paragraph-properties fo:line-height="150%"/>
      <style:text-properties fo:language="nb" fo:country="NO"/>
    </style:style>
    <style:style style:name="P7" style:family="paragraph" style:parent-style-name="Standard">
      <style:text-properties fo:language="nb" fo:country="NO" fo:font-weight="bold" style:font-weight-asian="bold"/>
    </style:style>
    <style:style style:name="P8" style:family="paragraph" style:parent-style-name="Standard">
      <style:paragraph-properties fo:line-height="150%"/>
      <style:text-properties fo:language="nb" fo:country="NO" fo:font-weight="bold" style:font-weight-asian="bold"/>
    </style:style>
    <style:style style:name="P9" style:family="paragraph" style:parent-style-name="Standard">
      <style:paragraph-properties fo:break-before="page"/>
    </style:style>
    <style:style style:name="P10" style:family="paragraph" style:parent-style-name="Standard" style:master-page-name="Standard">
      <style:paragraph-properties fo:line-height="150%" fo:text-align="center" style:justify-single-word="false" style:page-number="auto"/>
      <style:text-properties fo:font-size="11pt" fo:language="nb" fo:country="NO" fo:font-weight="bold" style:font-size-asian="11pt" style:language-asian="none" style:country-asian="none" style:font-weight-asian="bold" style:font-size-complex="11pt"/>
    </style:style>
    <style:style style:name="P11" style:family="paragraph" style:parent-style-name="Footer">
      <style:paragraph-properties fo:margin-left="0in" fo:margin-right="0.25in" fo:text-indent="0in" style:auto-text-indent="false"/>
    </style:style>
    <style:style style:name="T1" style:family="text">
      <style:text-properties fo:font-size="10pt" fo:language="nb" fo:country="NO" fo:font-weight="bold" style:font-size-asian="10pt" style:font-weight-asian="bold" style:font-size-complex="10pt"/>
    </style:style>
    <style:style style:name="T2" style:family="text">
      <style:text-properties fo:language="nb" fo:country="NO"/>
    </style:style>
    <style:style style:name="T3" style:family="text">
      <style:text-properties fo:language="nb" fo:country="NO" fo:font-weight="bold" style:font-weight-asian="bold"/>
    </style:style>
    <style:style style:name="T4" style:family="text">
      <style:text-properties fo:language="nb" fo:country="NO" fo:font-weight="bold" style:language-asian="none" style:country-asian="none" style:font-weight-asian="bold"/>
    </style:style>
    <style:style style:name="T5" style:family="text">
      <style:text-properties fo:language="nb" fo:country="NO" fo:font-style="italic" style:font-style-asian="italic"/>
    </style:style>
    <style:style style:name="T6" style:family="text">
      <style:text-properties fo:language="nb" fo:country="NO" fo:font-style="italic" style:language-asian="none" style:country-asian="none" style:font-style-asian="italic"/>
    </style:style>
    <style:style style:name="T7" style:family="text">
      <style:text-properties fo:language="nb" fo:country="NO" fo:font-style="italic" fo:font-weight="bold" style:font-style-asian="italic" style:font-weight-asian="bold"/>
    </style:style>
    <style:style style:name="T8" style:family="text">
      <style:text-properties fo:language="nb" fo:country="NO" style:language-asian="none" style:country-asian="none"/>
    </style:style>
    <style:style style:name="T9" style:family="text">
      <style:text-properties fo:language="nb" fo:country="NO" style:text-underline-style="solid" style:text-underline-width="auto" style:text-underline-color="font-color"/>
    </style:style>
    <style:style style:name="T10" style:family="text">
      <style:text-properties fo:font-size="11pt" fo:language="nb" fo:country="NO" style:font-size-asian="11pt" style:language-asian="none" style:country-asian="none" style:font-size-complex="11pt"/>
    </style:style>
    <style:style style:name="T11" style:family="text">
      <style:text-properties fo:font-size="11pt" fo:language="nb" fo:country="NO" style:font-size-asian="11pt" style:font-size-complex="11pt"/>
    </style:style>
    <style:style style:name="T12" style:family="text">
      <style:text-properties fo:font-size="11pt" fo:language="nb" fo:country="NO" fo:font-style="italic" style:font-size-asian="11pt" style:font-style-asian="italic" style:font-size-complex="11pt"/>
    </style:style>
    <style:style style:name="T13" style:family="text">
      <style:text-properties fo:font-size="11pt" fo:language="nb" fo:country="NO" fo:font-style="italic" style:font-size-asian="11pt" style:language-asian="none" style:country-asian="none" style:font-style-asian="italic" style:font-size-complex="11pt"/>
    </style:style>
    <style:style style:name="T14"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0138in solid #000000">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Sect1"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rotected="true">
        <text:p text:style-name="P10"><draw:frame draw:style-name="fr1" draw:name="Frame1" text:anchor-type="char" svg:x="-0.1736in" svg:y="-0.6547in" svg:width="3.4299in" svg:height="0.7634in" draw:z-index="3"><draw:text-box><text:p text:style-name="Standard"><text:span text:style-name="T1">Mottatt av instituttet dato </text:span><text:span text:style-name="T1">(skal fylles ut):</text:span></text:p></draw:text-box></draw:frame></text:p>
        <text:p text:style-name="P2"><text:span text:style-name="T3">SKJEMA FOR BEDØMMELSESKOMIT</text:span><text:span text:style-name="T3">É FOR DOKTORGRADSDISPUTAS</text:span></text:p>
        <text:p text:style-name="P1"><text:span text:style-name="T2">Foreslått av: </text:span><field:fieldmark-start text:name="Text11" field:type="ecma.office-open-xml.field.FORMTEXT"><field:param field:name="Description" field:value=""/></field:fieldmark-start><text:span text:style-name="T6">Morten Hjorth-Jense</text:span>n<field:fieldmark-end/></text:p>
        <text:p text:style-name="P1"><text:span text:style-name="T7">NB! Skjemaet </text:span><text:span text:style-name="T7">må være underskrevet av forslagsstiller før det sendes fakultetet!</text:span></text:p>
        <text:p text:style-name="P1"><text:bookmark-start text:name="Text1"/><text:bookmark-end text:name="Text1"/><text:s/>FORMTEXT <text:span text:style-name="T6">Simen Kvaal</text:span><text:span text:style-name="T5"> </text:span><text:span text:style-name="T2"><text:s/>har levert avhandlingen </text:span><text:bookmark-start text:name="Text2"/><text:s/>FORMTEXT <text:span text:style-name="T6">Analysis of many-body methods for quantum dots </text:span><text:bookmark-end text:name="Text2"/><text:span text:style-name="T2"><text:s/>til bedømmelse for </text:span><text:bookmark-start text:name="Text15"/><text:s/>FORMTEXT <text:span text:style-name="T8">PhD</text:span><text:bookmark-end text:name="Text15"/><text:span text:style-name="T2"> ved Det matematisk-naturvitenskapelige fakultet.</text:span></text:p>
        <text:p text:style-name="P6"/>
        <text:p text:style-name="P1"><text:span text:style-name="T2">Avhandlingstype:<text:tab/> </text:span><text:bookmark-start text:name="Check1"/><text:s/>FORMCHECKBOX <text:bookmark-end text:name="Check1"/><text:span text:style-name="T2"><text:s/>Artikkelbasert<text:tab/><text:tab/></text:span><text:bookmark-start text:name="Check2"/> FORMCHECKBOX <text:bookmark-end text:name="Check2"/><text:span text:style-name="T2"><text:s/>Monografi</text:span></text:p>
        <text:p text:style-name="P1"><text:span text:style-name="T2">Avhandlingsspråk: <text:tab/> <text:s/>Engelsk<text:tab/><text:tab/><text:tab/> Annet: ­­­­­­­­­­­­­­­­­­­­­­­­­</text:span><text:bookmark-start text:name="Text12"/> FORMTEXT <text:span text:style-name="T2">     </text:span><text:bookmark-end text:name="Text12"/></text:p>
        <text:p text:style-name="P1"><text:span text:style-name="T2">Disputasen planlegges holdt: </text:span><text:bookmark-start text:name="Text14"/><text:s/>FORMTEXT <text:span text:style-name="T8">12.01.2009</text:span><text:bookmark-end text:name="Text14"/></text:p>
        <text:p text:style-name="P6"/>
        <text:p text:style-name="P1"><text:span text:style-name="T2">Til å bedømme avhandli</text:span><text:span text:style-name="T2">ngen foreslås følgende komité:</text:span></text:p>
        <text:p text:style-name="P1"><text:span text:style-name="T3">Opponent 1</text:span><text:span text:style-name="T3">:</text:span></text:p>
        <text:p text:style-name="Standard"><text:span text:style-name="T12">Navn:<text:tab/><text:tab/></text:span><text:bookmark-start text:name="Text4"/> FORMTEXT <text:span text:style-name="T10">Wick Haxton    </text:span><text:span text:style-name="T11"> </text:span><text:bookmark-end text:name="Text4"/></text:p>
        <text:p text:style-name="Standard"><text:span text:style-name="T12">Tittel og grad:<text:tab/></text:span><text:bookmark-start text:name="Text5"/> FORMTEXT <text:span text:style-name="T10"> Professor, PhD   </text:span><text:span text:style-name="T11"> </text:span><text:bookmark-end text:name="Text5"/></text:p>
        <text:p text:style-name="Standard"><text:span text:style-name="T12">Adresse:<text:tab/></text:span><text:bookmark-start text:name="Text6"/> FORMTEXT <text:span text:style-name="T10">   Institute of Nuclear Theory, University of Washington, Seattle WA 98195, USA </text:span><text:span text:style-name="T11"> </text:span><text:bookmark-end text:name="Text6"/></text:p>
        <text:p text:style-name="Standard"><text:span text:style-name="T12">E-post:<text:tab/><text:tab/></text:span><text:bookmark-start text:name="Unnamed"/> FORMTEXT <text:span text:style-name="T10"> haxton@washington.edu   </text:span><text:span text:style-name="T11"> </text:span></text:p>
        <text:p text:style-name="Standard"><text:span text:style-name="T12">Telefon:<text:tab/></text:span> FORMTEXT <text:span text:style-name="T10"> +1-2066852397   </text:span><text:span text:style-name="T11"> </text:span></text:p>
        <text:p text:style-name="Standard"><text:span text:style-name="T12">Fax:<text:tab/><text:tab/></text:span> FORMTEXT <text:span text:style-name="T10"> +1-2066853730   </text:span><text:span text:style-name="T11"> </text:span></text:p>
        <text:p text:style-name="Standard"><text:span text:style-name="T12">Arbeidsmessig tilhørighet (institusjon): </text:span><text:bookmark-start text:name="Text7"/><text:s/>FORMTEXT <text:span text:style-name="T10">Universty of Washington, Department of Physics </text:span><text:span text:style-name="T11"> </text:span><text:bookmark-end text:name="Text7"/></text:p>
        <text:p text:style-name="P8"/>
        <text:p text:style-name="P1"><text:span text:style-name="T3">O</text:span><text:span text:style-name="T3">pponent 2:</text:span></text:p>
        <text:p text:style-name="Standard"><text:span text:style-name="T12">Navn:<text:tab/><text:tab/></text:span><text:bookmark-start text:name="Text3"/> FORMTEXT <text:span text:style-name="T10"> Massimo Rontani   </text:span><text:span text:style-name="T11"> </text:span><text:bookmark-end text:name="Text3"/></text:p>
        <text:p text:style-name="Standard"><text:span text:style-name="T12">Tittel og grad:<text:tab/></text:span><text:bookmark-start text:name="Text9"/> FORMTEXT <text:span text:style-name="T10">   Researcher, PhD </text:span><text:span text:style-name="T11"> </text:span><text:bookmark-end text:name="Text9"/></text:p>
        <text:p text:style-name="Standard"><text:span text:style-name="T12">Adresse:<text:tab/></text:span><text:bookmark-start text:name="Text10"/> FORMTEXT <text:span text:style-name="T10"> INFM-S3 and Department of Physics, University of Modena and Reggio Emila, Via Campi 213A, I-41100 (MO), Italy  </text:span><text:span text:style-name="T11"> </text:span><text:bookmark-end text:name="Text10"/></text:p>
        <text:p text:style-name="Standard"><text:span text:style-name="T12">E-post:<text:tab/><text:tab/></text:span> FORMTEXT <text:span text:style-name="T10"> rontani@unimore.it   </text:span><text:span text:style-name="T11"> </text:span></text:p>
        <text:p text:style-name="Standard"><text:span text:style-name="T12">Telefon:<text:tab/></text:span> FORMTEXT <text:span text:style-name="T10">+39-0592055205    </text:span><text:span text:style-name="T11"> </text:span></text:p>
        <text:p text:style-name="Standard"><text:span text:style-name="T12">Fax:<text:tab/><text:tab/></text:span> FORMTEXT <text:span text:style-name="T10">+39-059367488    </text:span><text:span text:style-name="T11"> </text:span></text:p>
        <text:p text:style-name="Standard"><text:span text:style-name="T12">Arbeidsmessig tilhørighet (institusjon): </text:span><text:bookmark-start text:name="Text16"/><text:s/>FORMTEXT <text:span text:style-name="T10">INFN-S3 and Department of Physics, University of Modena and Reggio Emilia    </text:span><text:span text:style-name="T11"> </text:span><text:bookmark-end text:name="Text16"/></text:p>
        <text:p text:style-name="P8"/>
        <text:p text:style-name="P1"><text:span text:style-name="T3">O</text:span><text:span text:style-name="T3">pponent 3 (administrativ leder):</text:span></text:p>
        <text:p text:style-name="Standard"><text:span text:style-name="T12">Navn:<text:tab/><text:tab/></text:span><text:bookmark-start text:name="Text17"/> FORMTEXT <text:span text:style-name="T10">Jon Magne Leinaas    </text:span><text:span text:style-name="T11"> </text:span><text:bookmark-end text:name="Text17"/></text:p>
        <text:p text:style-name="Standard"><text:span text:style-name="T12">Tittel og grad:<text:tab/></text:span><text:bookmark-start text:name="Text18"/> FORMTEXT <text:span text:style-name="T10">Professor, PhD    </text:span><text:span text:style-name="T11"> </text:span><text:bookmark-end text:name="Text18"/></text:p>
        <text:p text:style-name="Standard"><text:soft-page-break/><text:span text:style-name="T12">Adresse:<text:tab/></text:span><text:bookmark-start text:name="Text19"/> FORMTEXT <text:span text:style-name="T10">Department of Physics, University of Oslo    </text:span><text:span text:style-name="T11"> </text:span><text:bookmark-end text:name="Text19"/></text:p>
        <text:p text:style-name="Standard"><text:span text:style-name="T12">E-post:<text:tab/><text:tab/></text:span> FORMTEXT <text:span text:style-name="T10"> jml@fys.uio.no   </text:span><text:span text:style-name="T11"> </text:span></text:p>
        <text:p text:style-name="Standard"><text:span text:style-name="T12">Telefon:<text:tab/></text:span> FORMTEXT <text:span text:style-name="T10"> 22856428   </text:span><text:span text:style-name="T11"> </text:span></text:p>
        <text:p text:style-name="Standard"><text:span text:style-name="T12">Fax:<text:tab/><text:tab/></text:span> FORMTEXT <text:span text:style-name="T10"> 22856422   </text:span><text:span text:style-name="T11"> </text:span></text:p>
        <text:p text:style-name="Standard"><text:span text:style-name="T12">Arbeidsmessig tilhørighet (institusjon): </text:span><text:bookmark-start text:name="Text20"/><text:s/>FORMTEXT <text:span text:style-name="T10">   Department of Physics, Univ Oslo </text:span><text:span text:style-name="T11"> </text:span><text:bookmark-end text:name="Text20"/></text:p>
        <text:p text:style-name="P9"><text:span text:style-name="T2">Normalt skal bedømmelseskomiteen bestå av medlemmer av begge kjønn og minst et medlem være hentet fra en utenlandsk institusjon. Dersom forslaget ikke oppfyller disse bestemmelser, </text:span><text:span text:style-name="T9">skal dette være redegjort for</text:span><text:span text:style-name="T2">. Begrunnelsen bør også vise hvordan komiteen samlet dekker avhandlingens fagfelt. </text:span></text:p>
        <text:p text:style-name="P5"/>
        <text:p text:style-name="P7">Redegjørelse dersom det mangler kvinnelig og/eller utenlandsk medlem:</text:p>
        <text:p text:style-name="P4"/>
        <text:p text:style-name="Standard"><text:bookmark-start text:name="Text8"/><text:s/>FORMTEXT <text:span text:style-name="T10"> Ingen kvinnelige eksperter som kan bedømme kanditatens arbeid   </text:span><text:span text:style-name="T11"> </text:span><text:bookmark-end text:name="Text8"/></text:p>
        <text:p text:style-name="P5"/>
        <text:p text:style-name="Standard"><text:span text:style-name="T2">Begrunnelse for valg av komitémedlemmer</text:span><text:span text:style-name="T2"> (</text:span><text:span text:style-name="T13">Kort beskrivelse av vitenskapelige kvalifikasjoner samt en begrunnelse for hvorfor vedkommende er en egnet opponent (5-20 linjer)</text:span><text:span text:style-name="T2">:</text:span></text:p>
        <text:p text:style-name="P5"/>
        <text:p text:style-name="P8">Opponent 1</text:p>
        <text:p text:style-name="Standard"><text:s/>FORMTEXT <text:span text:style-name="T10">Wick Haxton er en verdensledende fysiker i flere fagområder. Hans spesialfelt er kjernefysikk, nøytrinofysikk og effektive vekselverkninger. <text:s/>Han er fellow of the National  Academy of Science i USA og har vunnet en rekke priser for sitt arbeid.  </text:span><text:span text:style-name="T11"> </text:span></text:p>
        <text:p text:style-name="P8"/>
        <text:p text:style-name="P8">Opponent 2</text:p>
        <text:p text:style-name="Standard"><text:s/>FORMTEXT <text:span text:style-name="T10">Massimo Rontani er en ung lovende mange-partikkelfysiker som har spesialisert seg i studier av quantum <text:s/>dots. Han har utvikla software for studier av quantum dots som er svært relevant for Simen Kvaals arbeid. Simen Kvaal har brukt flere av Rontanis arbeider for å teste sine egne koder. Han vil være en veldig godt kvalifisert opponent for å bedømme Simen Kvaals Phd. Rontani har jobba med flere av problemstillingene knytta til Simen Kvaals arbeid.    </text:span><text:span text:style-name="T11"> </text:span></text:p>
        <text:p text:style-name="P8"/>
        <text:p text:style-name="P8">Opponent 3</text:p>
        <text:p text:style-name="Standard"><text:s/>FORMTEXT <text:span text:style-name="T10">  Leinaas trenger ingen nærmere presentasjon, han har også jobba med teori for effektive vekslevirkninger.  </text:span><text:span text:style-name="T11"> </text:span><text:bookmark-end text:name="Unnamed"/></text:p>
        <text:p text:style-name="P5"/>
        <text:p text:style-name="P6"/>
        <text:p text:style-name="Standard"><text:span text:style-name="T3">Alle 3 opponenter må fylle inn og undertegne habilitetserklærings</text:span><text:span text:style-name="T3">skjemaet som kan lastes ned fra </text:span></text:p>
        <text:p text:style-name="Standard"><text:bookmark-start text:name="Text13"/><text:s/>FORMTEXT <text:span text:style-name="T4">http://www.matnat.uio.no/internt/forskning/forskerutdanning/avvikling_disputaser/skjemaer/1B_habilitetserklaring_eng.do</text:span><text:span text:style-name="T3">c</text:span><text:bookmark-end text:name="Text13"/></text:p>
        <text:p text:style-name="Standard"><text:span text:style-name="T3"><text:s/></text:span><text:span text:style-name="T3">Disse 3 habilitetserklæringene skal ligge vedlagt dette skjemaet når det sendes fakultet.</text:span></text:p>
        <text:p text:style-name="P3"/>
        <text:p text:style-name="Standard"><text:span text:style-name="T11">Fakultetet </text:span><text:span text:style-name="T11">vil informere instituttet om oppnevnelsen, mens instituttet informerer kandidaten og bedømmelseskomiteens medlemmer og påser at bedømmelseskomiteens medlemmer får tilsendt et eksemplar av avhandlingen og av gjeldende reglement. Komiteen orienteres også om hvilke tidsfrister som gjelder for bedømmelse.</text:span></text:p>
        <text:p text:style-name="P6"/>
        <text:p text:style-name="P6"/>
        <text:p text:style-name="P6">_____________________________________</text:p>
        <text:p text:style-name="P1"><text:span text:style-name="T11">Dato og underskrift</text:span><text:span text:style-name="T11"> forslagsstille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_28_Web_29_" style:display-name="Normal (Web)" style:family="paragraph" style:parent-style-name="Standard">
      <style:paragraph-properties fo:margin-top="0.1945in" fo:margin-bottom="0.1945in"/>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gp-topp2" style:family="paragraph">
      <style:paragraph-properties style:line-height-at-least="0.1665in" fo:text-align="end" style:justify-single-word="false" fo:orphans="2" fo:widows="2" fo:hyphenation-ladder-count="no-limit"/>
      <style:text-properties style:use-window-font-color="true" style:font-name="Times" fo:font-size="10pt" fo:language="nb" fo:country="NO" fo:font-weight="bold" style:font-name-asian="Arial" style:font-size-asian="10pt" style:language-asian="zxx" style:country-asian="none" style:font-weight-asian="bold" style:font-name-complex="Times" style:font-size-complex="10pt" style:language-complex="ar" style:country-complex="SA" style:font-weight-complex="bold" fo:hyphenate="false" fo:hyphenation-remain-char-count="2" fo:hyphenation-push-char-count="2"/>
    </style:style>
    <style:style style:name="gp-topp4" style:family="paragraph" style:parent-style-name="gp-topp2">
      <style:text-properties fo:font-weight="normal" style:font-weight-asian="normal" style:font-weight-complex="normal"/>
    </style:style>
    <style:style style:name="Frame_20_contents" style:display-name="Frame contents" style:family="paragraph" style:parent-style-name="Text_20_body" style:class="extra"/>
    <style:style style:name="Absatz-Standardschriftart"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P1" style:family="paragraph" style:parent-style-name="Footer">
      <style:paragraph-properties fo:margin-left="0in" fo:margin-right="0.25in" fo:text-indent="0in"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pm1">
      <style:page-layout-properties fo:page-width="8.2673in" fo:page-height="11.6925in" style:num-format="1" style:print-orientation="portrait" fo:margin-top="0.4925in" fo:margin-bottom="0.4925in" fo:margin-left="0.9846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1772in" fo:margin-bottom="0.1382in" style:dynamic-spacing="true"/>
      </style:header-style>
      <style:footer-style>
        <style:header-footer-properties fo:min-height="0.0984in" fo:margin-top="0.0598in" style:dynamic-spacing="true"/>
      </style:footer-style>
    </style:page-layout>
  </office:automatic-styles>
  <office:master-styles>
    <style:master-page style:name="Standard" style:page-layout-name="pm1">
      <style:header>
        <text:p text:style-name="Header"/>
        <text:p text:style-name="Header"/>
        <text:p text:style-name="Header"/>
      </style:header>
      <style:footer>
        <text:p text:style-name="P1"><draw:frame draw:style-name="fr1" draw:name="Frame2" text:anchor-type="char" svg:x="7.3957in" svg:y="0.0008in" svg:width="0.0835in" svg:height="0.2in" draw:z-index="2"><draw:text-box><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KJEMA FOR BEDØMMELSESKOMITÉ FOR DOKTORGRADSDISPUTAS</dc:title>
    <meta:initial-creator>Merethe Bremer</meta:initial-creator>
    <meta:creation-date>2006-02-01T14:10:00</meta:creation-date>
    <dc:creator>reidesen</dc:creator>
    <dc:date>2007-09-28T15:19:00</dc:date>
    <meta:print-date>2003-12-04T13:27:00</meta:print-date>
    <meta:editing-cycles>9</meta:editing-cycles>
    <meta:editing-duration>PT23H0M0S</meta:editing-duration>
    <meta:user-defined meta:name="Info 1"/>
    <meta:user-defined meta:name="Info 2"/>
    <meta:user-defined meta:name="Info 3"/>
    <meta:user-defined meta:name="Info 4"/>
    <meta:document-statistic meta:table-count="0" meta:image-count="0" meta:object-count="0" meta:page-count="3" meta:paragraph-count="50" meta:word-count="522" meta:character-count="4076"/>
  </office:meta>
</office:document-meta>
</file>